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svg:stroke-opacity="100%" draw:opacity="22%" draw:textarea-horizontal-align="justify" draw:textarea-vertical-align="middle" draw:auto-grow-height="false" fo:min-height="9.275cm" fo:min-width="13.851cm"/>
    </style:style>
    <style:style style:name="gr2" style:family="graphic" style:parent-style-name="standard">
      <style:graphic-properties draw:marker-end="Symmetric_20_Arrow" draw:marker-end-width="0.127cm" draw:textarea-horizontal-align="justify" draw:textarea-vertical-align="middle" draw:auto-grow-height="false" fo:min-height="0.739cm" fo:min-width="1.925cm"/>
    </style:style>
    <style:style style:name="gr3" style:family="graphic" style:parent-style-name="standard">
      <style:graphic-properties draw:marker-end="Symmetric_20_Arrow" draw:marker-end-width="0.127cm" draw:textarea-horizontal-align="justify" draw:textarea-vertical-align="middle" draw:auto-grow-height="false" fo:min-height="0.39cm" fo:min-width="3.019cm"/>
    </style:style>
    <style:style style:name="gr4" style:family="graphic" style:parent-style-name="standard">
      <style:graphic-properties draw:marker-end="Symmetric_20_Arrow" draw:marker-end-width="0.127cm" draw:textarea-horizontal-align="justify" draw:textarea-vertical-align="middle" draw:auto-grow-height="false" fo:min-height="0.512cm" fo:min-width="4.199cm"/>
    </style:style>
    <style:style style:name="gr5" style:family="graphic" style:parent-style-name="standard">
      <style:graphic-properties draw:marker-end="Symmetric_20_Arrow" draw:marker-end-width="0.127cm" draw:textarea-horizontal-align="justify" draw:textarea-vertical-align="middle" draw:auto-grow-height="false" fo:min-height="0.703cm" fo:min-width="1.596cm"/>
    </style:style>
    <style:style style:name="gr6" style:family="graphic" style:parent-style-name="standard">
      <style:graphic-properties draw:textarea-horizontal-align="justify" draw:textarea-vertical-align="middle" draw:auto-grow-height="false" fo:min-height="0.39cm" fo:min-width="2.4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2.421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3.4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873cm"/>
    </style:style>
    <style:style style:name="gr11" style:family="graphic" style:parent-style-name="standard">
      <style:graphic-properties draw:textarea-horizontal-align="justify" draw:textarea-vertical-align="middle" draw:auto-grow-height="false" fo:min-height="0.469cm" fo:min-width="2.297cm"/>
    </style:style>
    <style:style style:name="gr12" style:family="graphic" style:parent-style-name="standard">
      <style:graphic-properties draw:textarea-horizontal-align="justify" draw:textarea-vertical-align="middle" draw:auto-grow-height="false" fo:min-height="0.309cm" fo:min-width="2.416cm"/>
    </style:style>
    <style:style style:name="gr13" style:family="graphic" style:parent-style-name="standard">
      <style:graphic-properties draw:textarea-horizontal-align="justify" draw:textarea-vertical-align="middle" draw:auto-grow-height="false" fo:min-height="0.469cm" fo:min-width="2.137cm"/>
    </style:style>
    <style:style style:name="gr14" style:family="graphic" style:parent-style-name="standard">
      <style:graphic-properties draw:textarea-horizontal-align="justify" draw:textarea-vertical-align="middle" draw:auto-grow-height="false" fo:min-height="1.782cm" fo:min-width="2.167cm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2.374cm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3.818cm"/>
    </style:style>
    <style:style style:name="P1" style:family="paragraph">
      <loext:graphic-properties draw:opacity="22%"/>
      <style:paragraph-properties fo:text-align="center"/>
      <style:text-properties style:font-name="Ubuntu Mono" fo:font-size="8pt" style:font-size-asian="18pt" style:font-size-complex="18pt"/>
    </style:style>
    <style:style style:name="P2" style:family="paragraph">
      <style:paragraph-properties fo:text-align="center"/>
      <style:text-properties style:font-name="Ubuntu Mono1" fo:font-size="8pt"/>
    </style:style>
    <style:style style:name="P3" style:family="paragraph">
      <style:paragraph-properties fo:text-align="center"/>
      <style:text-properties style:font-name="Ubuntu Mono1" fo:font-size="8pt" style:font-size-asian="10pt" style:font-size-complex="10pt"/>
    </style:style>
    <style:style style:name="P4" style:family="paragraph">
      <style:paragraph-properties fo:text-align="center"/>
      <style:text-properties style:font-name="Ubuntu Mono" fo:font-size="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Ubuntu Mono" fo:font-size="8pt" style:font-size-asian="18pt" style:font-size-complex="18pt"/>
    </style:style>
    <style:style style:name="P6" style:family="paragraph">
      <style:text-properties style:font-name="Ubuntu Mono" fo:font-size="8pt" style:font-size-asian="18pt" style:font-size-complex="18pt"/>
    </style:style>
    <style:style style:name="P7" style:family="paragraph">
      <loext:graphic-properties draw:fill="none" draw:fill-color="#ffffff"/>
      <style:text-properties style:font-name="Ubuntu Mono" fo:font-size="8pt" style:font-size-asian="18pt" style:font-size-complex="18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measurelines" svg:width="14.351cm" svg:height="9.525cm" svg:x="3.032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measurelines" svg:width="3.429cm" svg:height="1.397cm" svg:x="8.838cm" svg:y="1.354cm">
          <text:p text:style-name="P2">node start 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5" draw:id="id5" draw:layer="measurelines" svg:width="5.588cm" svg:height="1.016cm" svg:x="7.758cm" svg:y="3.24cm">
          <text:p text:style-name="P2">[ ‘workingDirectory’,</text:p>
          <text:p text:style-name="P2"><text:s/>‘file-type’]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xml:id="id3" draw:id="id3" draw:layer="measurelines" svg:width="4.699cm" svg:height="0.762cm" svg:x="8.203cm" svg:y="4.764cm">
          <text:p text:style-name="P2"><text:span text:style-name="T1">read directory file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measurelines" svg:width="4.191cm" svg:height="1.905cm" svg:x="8.457cm" svg:y="7.458cm">
          <text:p text:style-name="P2"><text:span text:style-name="T1">IF</text:span></text:p>
          <text:p text:style-name="P2"><text:span text:style-name="T1"/></text:p>
          <text:p text:style-name="P2"><text:span text:style-name="T1">Dir <text:s text:c="11"/>file</text:span></text:p>
          <text:p text:style-name="P2"><text:span text:style-name="T1"/></text:p>
          <text:p text:style-name="P2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2" draw:id="id2" draw:layer="measurelines" svg:width="4.699cm" svg:height="1.016cm" svg:x="8.203cm" svg:y="6.034cm">
          <text:p text:style-name="P4">For each in filesystem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5" draw:layer="measurelines" draw:line-skew="0cm -0.212cm" svg:x1="10.552cm" svg:y1="9.363cm" svg:x2="8.203cm" svg:y2="6.542cm" draw:start-shape="id1" draw:start-glue-point="6" draw:end-shape="id2" draw:end-glue-point="5" svg:d="M10552 9363v501h-3063v-3322h714" svg:viewBox="0 0 3064 3323">
          <text:p/>
        </draw:connector>
        <draw:connector draw:style-name="gr7" draw:text-style-name="P5" draw:layer="measurelines" draw:line-skew="-1.355cm" svg:x1="8.457cm" svg:y1="8.411cm" svg:x2="8.203cm" svg:y2="5.145cm" draw:start-shape="id1" draw:start-glue-point="5" draw:end-shape="id3" svg:d="M8457 8411h-2111v-3266h1857" svg:viewBox="0 0 2112 3267">
          <text:p/>
        </draw:connector>
        <draw:custom-shape draw:style-name="gr8" draw:text-style-name="P4" xml:id="id11" draw:id="id11" draw:layer="measurelines" svg:width="2.921cm" svg:height="0.635cm" svg:x="9.128cm" svg:y="13.065cm">
          <text:p text:style-name="P4">read file</text:p>
          <draw:enhanced-geometry svg:viewBox="0 0 21600 21600" draw:type="rectangle" draw:enhanced-path="M 0 0 L 21600 0 21600 21600 0 21600 0 0 Z N"/>
        </draw:custom-shape>
        <draw:connector draw:style-name="gr7" draw:text-style-name="P5" draw:layer="measurelines" draw:type="line" svg:x1="10.553cm" svg:y1="2.751cm" svg:x2="10.552cm" svg:y2="3.24cm" draw:start-shape="id4" draw:start-glue-point="8" draw:end-shape="id5" draw:end-glue-point="5" svg:d="M10553 2751l-1 489" svg:viewBox="0 0 2 490">
          <text:p/>
        </draw:connector>
        <draw:connector draw:style-name="gr7" draw:text-style-name="P5" draw:layer="measurelines" draw:type="line" svg:x1="10.552cm" svg:y1="4.256cm" svg:x2="10.552cm" svg:y2="4.764cm" draw:start-shape="id5" draw:start-glue-point="8" draw:end-shape="id3" draw:end-glue-point="0" svg:d="M10552 4256v508" svg:viewBox="0 0 1 509">
          <text:p/>
        </draw:connector>
        <draw:connector draw:style-name="gr7" draw:text-style-name="P5" draw:layer="measurelines" draw:type="line" svg:x1="10.552cm" svg:y1="5.526cm" svg:x2="10.552cm" svg:y2="6.034cm" draw:start-shape="id3" draw:start-glue-point="2" draw:end-shape="id2" draw:end-glue-point="4" svg:d="M10552 5526v508" svg:viewBox="0 0 1 509">
          <text:p/>
        </draw:connector>
        <draw:connector draw:style-name="gr7" draw:text-style-name="P5" draw:layer="measurelines" draw:type="line" svg:x1="10.552cm" svg:y1="7.05cm" svg:x2="10.552cm" svg:y2="7.458cm" draw:start-shape="id2" draw:start-glue-point="6" draw:end-shape="id1" draw:end-glue-point="4" svg:d="M10552 7050v408" svg:viewBox="0 0 1 409">
          <text:p/>
        </draw:connector>
        <draw:custom-shape draw:style-name="gr8" draw:text-style-name="P4" xml:id="id6" draw:id="id6" draw:layer="measurelines" svg:width="2.921cm" svg:height="0.635cm" svg:x="9.122cm" svg:y="14.307cm">
          <text:p text:style-name="P4">Get image obje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9" draw:id="id9" draw:layer="measurelines" svg:width="3.937cm" svg:height="2.032cm" svg:x="4.937cm" svg:y="17.602cm">
          <text:p text:style-name="P4">get full absolete path</text:p>
          <text:p text:style-name="P4">[ ‘compress’, </text:p>
          <text:p text:style-name="P4">‘resize’, </text:p>
          <text:p text:style-name="P4">‘write’ 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measurelines" svg:width="2.373cm" svg:height="0.535cm" svg:x="3.667cm" svg:y="12.811cm">
          <draw:text-box>
            <text:p text:style-name="P6">Async fuction</text:p>
          </draw:text-box>
        </draw:frame>
        <draw:connector draw:style-name="gr7" draw:text-style-name="P5" draw:layer="measurelines" svg:x1="12.043cm" svg:y1="14.624cm" svg:x2="13.89cm" svg:y2="15.224cm" draw:start-shape="id6" draw:start-glue-point="1" draw:end-shape="id7" draw:end-glue-point="4" svg:d="M12043 14624h1847v600" svg:viewBox="0 0 1848 601">
          <text:p/>
        </draw:connector>
        <draw:custom-shape draw:style-name="gr11" draw:text-style-name="P4" xml:id="id8" draw:id="id8" draw:layer="measurelines" svg:width="4.445cm" svg:height="1.143cm" svg:x="4.677cm" svg:y="15.196cm">
          <text:p text:style-name="P4">For each img in images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5" draw:layer="measurelines" svg:x1="9.122cm" svg:y1="14.624cm" svg:x2="6.899cm" svg:y2="15.196cm" draw:start-shape="id6" draw:start-glue-point="3" draw:end-shape="id8" svg:d="M9122 14624h-2223v572" svg:viewBox="0 0 2224 573">
          <text:p/>
        </draw:connector>
        <draw:connector draw:style-name="gr7" draw:text-style-name="P5" draw:layer="measurelines" draw:line-skew="0cm -0.508cm" svg:x1="6.905cm" svg:y1="19.634cm" svg:x2="4.677cm" svg:y2="15.767cm" draw:start-shape="id9" draw:start-glue-point="2" draw:end-shape="id8" draw:end-glue-point="5" svg:d="M6905 19634v501h-3238v-4368h1010" svg:viewBox="0 0 3239 4369">
          <text:p/>
        </draw:connector>
        <draw:connector draw:style-name="gr7" draw:text-style-name="P5" draw:layer="measurelines" draw:type="line" svg:x1="6.9cm" svg:y1="16.339cm" svg:x2="6.905cm" svg:y2="17.602cm" draw:start-shape="id8" draw:start-glue-point="6" draw:end-shape="id9" draw:end-glue-point="0" svg:d="M6900 16339l5 1263" svg:viewBox="0 0 6 1264">
          <text:p/>
        </draw:connector>
        <draw:custom-shape draw:style-name="gr12" draw:text-style-name="P4" xml:id="id10" draw:id="id10" draw:layer="measurelines" svg:width="4.636cm" svg:height="0.889cm" svg:x="8.239cm" svg:y="11.033cm">
          <text:p text:style-name="P4">For each file in file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5" draw:layer="measurelines" draw:type="line" svg:x1="10.557cm" svg:y1="11.922cm" svg:x2="10.588cm" svg:y2="13.065cm" draw:start-shape="id10" draw:start-glue-point="6" draw:end-shape="id11" draw:end-glue-point="0" svg:d="M10557 11922l31 1143" svg:viewBox="0 0 32 1144">
          <text:p/>
        </draw:connector>
        <draw:connector draw:style-name="gr7" draw:text-style-name="P5" draw:layer="measurelines" svg:x1="12.648cm" svg:y1="8.411cm" svg:x2="10.557cm" svg:y2="11.033cm" draw:start-shape="id1" draw:start-glue-point="7" draw:end-shape="id10" draw:end-glue-point="4" svg:d="M12648 8411h501v1787h-2592v835" svg:viewBox="0 0 2593 2623">
          <text:p/>
        </draw:connector>
        <draw:connector draw:style-name="gr7" draw:text-style-name="P5" draw:layer="measurelines" draw:type="line" svg:x1="10.588cm" svg:y1="13.7cm" svg:x2="10.582cm" svg:y2="14.307cm" draw:start-shape="id11" draw:start-glue-point="2" draw:end-shape="id6" draw:end-glue-point="0" svg:d="M10588 13700l-6 607" svg:viewBox="0 0 7 608">
          <text:p/>
        </draw:connector>
        <draw:custom-shape draw:style-name="gr13" draw:text-style-name="P4" xml:id="id7" draw:id="id7" draw:layer="measurelines" svg:width="4.191cm" svg:height="1.143cm" svg:x="11.795cm" svg:y="15.224cm">
          <text:p text:style-name="P4">For each img in image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4" xml:id="id12" draw:id="id12" draw:layer="measurelines" svg:width="2.667cm" svg:height="2.032cm" svg:x="12.557cm" svg:y="17.637cm">
          <text:p text:style-name="P4">[ ‘checkFile’,</text:p>
          <text:p text:style-name="P4">‘transform’,</text:p>
          <text:p text:style-name="P4">‘write’]</text:p>
          <draw:enhanced-geometry svg:viewBox="0 0 21600 21600" draw:type="rectangle" draw:enhanced-path="M 0 0 L 21600 0 21600 21600 0 21600 0 0 Z N"/>
        </draw:custom-shape>
        <draw:connector draw:style-name="gr7" draw:text-style-name="P5" draw:layer="measurelines" draw:type="line" svg:x1="13.89cm" svg:y1="16.367cm" svg:x2="13.89cm" svg:y2="17.637cm" draw:start-shape="id7" draw:start-glue-point="6" draw:end-shape="id12" draw:end-glue-point="0" svg:d="M13890 16367v1270" svg:viewBox="0 0 1 1271">
          <text:p/>
        </draw:connector>
        <draw:connector draw:style-name="gr7" draw:text-style-name="P5" draw:layer="measurelines" svg:x1="13.89cm" svg:y1="19.669cm" svg:x2="11.795cm" svg:y2="15.795cm" draw:start-shape="id12" draw:start-glue-point="2" draw:end-shape="id7" draw:end-glue-point="5" svg:d="M13890 19669v501h-2597v-4375h502" svg:viewBox="0 0 2598 4376">
          <text:p/>
        </draw:connector>
        <draw:connector draw:style-name="gr7" draw:text-style-name="P5" draw:layer="measurelines" draw:line-skew="0.517cm -0.515cm" svg:x1="10.207cm" svg:y1="21.955cm" svg:x2="8.239cm" svg:y2="11.477cm" draw:start-shape="id13" draw:start-glue-point="2" draw:end-shape="id10" draw:end-glue-point="5" svg:d="M10207 21955v1016h-8191v-11494h6223" svg:viewBox="0 0 8192 11495">
          <text:p/>
        </draw:connector>
        <draw:custom-shape draw:style-name="gr15" draw:text-style-name="P4" xml:id="id15" draw:id="id15" draw:layer="measurelines" svg:width="4.064cm" svg:height="1.27cm" svg:x="8.493cm" svg:y="25.403cm">
          <text:p text:style-name="P4">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4" draw:id="id14" draw:layer="measurelines" svg:width="4.318cm" svg:height="0.889cm" svg:x="8.366cm" svg:y="23.814cm">
          <text:p text:style-name="P4">Log results</text:p>
          <draw:enhanced-geometry svg:viewBox="0 0 21600 21600" draw:type="rectangle" draw:enhanced-path="M 0 0 L 21600 0 21600 21600 0 21600 0 0 Z N"/>
        </draw:custom-shape>
        <draw:connector draw:style-name="gr7" draw:text-style-name="P5" draw:layer="measurelines" draw:line-skew="5.784cm 5.017cm" svg:x1="12.875cm" svg:y1="11.477cm" svg:x2="10.525cm" svg:y2="23.814cm" draw:start-shape="id10" draw:start-glue-point="7" draw:end-shape="id14" draw:end-glue-point="0" svg:d="M12875 11477h6286v11408h-8636v929" svg:viewBox="0 0 8637 12338">
          <text:p/>
        </draw:connector>
        <draw:connector draw:style-name="gr7" draw:text-style-name="P5" draw:layer="measurelines" draw:type="line" svg:x1="10.525cm" svg:y1="24.703cm" svg:x2="10.525cm" svg:y2="25.403cm" draw:start-shape="id14" draw:start-glue-point="2" draw:end-shape="id15" draw:end-glue-point="4" svg:d="M10525 24703v700" svg:viewBox="0 0 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7T21:35:09.110996060</meta:creation-date>
    <dc:date>2021-02-28T00:22:55.710562623</dc:date>
    <meta:editing-duration>PT13M14S</meta:editing-duration>
    <meta:editing-cycles>2</meta:editing-cycles>
    <meta:generator>LibreOffice/5.1.6.2$Linux_x86 LibreOffice_project/10m0$Build-2</meta:generator>
    <meta:document-statistic meta:object-count="34"/>
  </office:meta>
</office:document-meta>
</file>